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7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gment_analysi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odel output: complete segment</text:p>
          </table:table-cell>
          <table:table-cell office:value-type="string" calcext:value-type="string">
            <text:p>After expansion: complete segment</text:p>
          </table:table-cell>
          <table:table-cell office:value-type="string" calcext:value-type="string">
            <text:p>Model output: Contains surrounding object</text:p>
          </table:table-cell>
          <table:table-cell office:value-type="string" calcext:value-type="string">
            <text:p>After expansion: Contains surrounding object</text:p>
          </table:table-cell>
          <table:table-cell office:value-type="string" calcext:value-type="string">
            <text:p>Not a chemical structure</text:p>
          </table:table-cell>
          <table:table-cell office:value-type="string" calcext:value-type="string">
            <text:p>Missed chemical structures on this page</text:p>
          </table:table-cell>
        </table:table-row>
        <table:table-row table:style-name="ro1">
          <table:table-cell office:value-type="string" calcext:value-type="string">
            <text:p>molecules-25-01124-v2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24-v2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24-v2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24-v2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24-v2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24-v2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24-v2.pdf_3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24-v2.pdf_3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24-v2.pdf_3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24-v2.pdf_3.png_segment_9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24-v2.pdf_3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52-v2.pdf_4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60-v2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60-v2.pdf_1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60-v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3.png_segment_0.p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lecules-25-01160-v2.pdf_3.png_segment_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60-v2.pdf_3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160-v2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4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4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4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4.png_segment_6.p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60-v2.pdf_4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4.png_segment_8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60-v2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60-v2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5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5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5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5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5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7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6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6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2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2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2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70.pdf_6.png_segment_1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6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6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6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6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7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70.pdf_7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7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7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7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7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183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3.png_segment_2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3.png_segment_3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3.png_segment_6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3.png_segment_7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3.png_segment_8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83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3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2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2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2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2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6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83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6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6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6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6.png_segment_5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6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6.png_segment_7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6.png_segment_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lecules-25-01183.pdf_7.png_segment_1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5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9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1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1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1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13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14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15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16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17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1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19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183.pdf_7.png_segment_2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2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8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83.pdf_8.png_segment_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8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8.png_segment_3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8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8.png_segment_5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8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8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8.png_segment_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89-v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2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2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189-v2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3.png_segment_5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9-v2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89-v2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4.png_segment_3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9-v2.pdf_4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4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5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89-v2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189-v2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6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6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6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6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9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9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9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92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92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92.pdf_2.png_segment_5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92.pdf_10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192.pdf_10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92.pdf_10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92.pdf_10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209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209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209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4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4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4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3-v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13-v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3-v2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13-v2.pdf_3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3-v2.pdf_3.png_segment_2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13-v2.pdf_4.png_segment_0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13-v2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3-v2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3-v2.pdf_4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6.pdf_2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16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6.pdf_2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6.pdf_2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6.pdf_4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16.pdf_4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6.pdf_4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6.pdf_4.png_segment_3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16.pdf_4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lecules-25-01228-v2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28-v2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4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4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228-v2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4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28-v2.pdf_5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9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1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lecules-25-01233-v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9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3-v2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3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3-v2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4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33-v2.pdf_4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3-v2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2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33-v2.pdf_5.png_segment_3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33-v2.pdf_5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13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33-v2.pdf_5.png_segment_1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1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233-v2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6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6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6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6.png_segment_6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33-v2.pdf_6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6.png_segment_8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37-v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237-v2.pdf_2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7-v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7-v2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7-v2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7-v2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7-v2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7-v2.pdf_2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7-v2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7-v2.pdf_2.png_segment_9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7-v2.pdf_2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39-v2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9-v2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4.png_segment_2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39-v2.pdf_4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4.png_segment_4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39-v2.pdf_4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9-v2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9-v2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7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9-v2.pdf_7.png_segment_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39-v2.pdf_7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7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7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7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7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7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7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7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8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9-v2.pdf_8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9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9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9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9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9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10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9-v2.pdf_10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10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10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1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9-v2.pdf_11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11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43-v2.pdf_2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43-v2.pdf_4.png_segment_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43-v2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4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4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4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4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4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4.png_segment_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9-v3.pdf_3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lecules-25-01250-v2.pdf_2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0-v2.pdf_2.png_segment_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0-v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0-v2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3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3.pdf_3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3.pdf_3.png_segment_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3.pdf_3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3.pdf_3.png_segment_3.p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3.pdf_3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3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3.pdf_3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3.pdf_3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4-v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3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lecules-25-01254-v2.pdf_3.png_segment_1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3.png_segment_2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4-v2.pdf_3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3.png_segment_4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4-v2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cules-25-01254-v2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cules-25-01255-v3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5-v3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3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3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5-v3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5-v3.pdf_5.png_segment_1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7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5-v3.pdf_7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7-v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2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7-v2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7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7-v2.pdf_7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7.png_segment_2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7-v2.pdf_7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7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8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lecules-25-01257-v2.pdf_8.png_segment_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7-v2.pdf_8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8.png_segment_3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7-v2.pdf_8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8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8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8.png_segment_7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399])" office:value-type="float" office:value="318" calcext:value-type="float">
            <text:p>318</text:p>
          </table:table-cell>
          <table:table-cell table:formula="of:=SUM([.C2:.C399])" office:value-type="float" office:value="387" calcext:value-type="float">
            <text:p>387</text:p>
          </table:table-cell>
          <table:table-cell table:formula="of:=SUM([.D2:.D399])" office:value-type="float" office:value="46" calcext:value-type="float">
            <text:p>46</text:p>
          </table:table-cell>
          <table:table-cell table:formula="of:=SUM([.E2:.E399])" office:value-type="float" office:value="68" calcext:value-type="float">
            <text:p>68</text:p>
          </table:table-cell>
          <table:table-cell table:formula="of:=SUM([.F2:.F399])" office:value-type="float" office:value="2" calcext:value-type="float">
            <text:p>2</text:p>
          </table:table-cell>
          <table:table-cell table:formula="of:=SUM([.G2:.G399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m of recognized molecules</text:p>
          </table:table-cell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of all molecules</text:p>
          </table:table-cell>
          <table:table-cell table:formula="of:=[.B401]+[.G400]"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recognized molecules</text:p>
          </table:table-cell>
          <table:table-cell table:formula="of:=[.B401]/[.B402]" office:value-type="float" office:value="0.925581395348837" calcext:value-type="float">
            <text:p>0.925581395348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complete molecules ONLY MODEL</text:p>
          </table:table-cell>
          <table:table-cell table:formula="of:=[.B400]/[.B401]" office:value-type="float" office:value="0.798994974874372" calcext:value-type="float">
            <text:p>0.798994974874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complete molecules AFTER EXPANSION</text:p>
          </table:table-cell>
          <table:table-cell table:formula="of:=[.C400]/[.B401]" office:value-type="float" office:value="0.972361809045226" calcext:value-type="float">
            <text:p>0.9723618090452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inclusion of additional objects ONLY MODEL</text:p>
          </table:table-cell>
          <table:table-cell table:formula="of:=[.D400]/[.B401]" office:value-type="float" office:value="0.115577889447236" calcext:value-type="float">
            <text:p>0.115577889447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inclusion of additional objects AFTER EXPANSION</text:p>
          </table:table-cell>
          <table:table-cell table:formula="of:=[.E400]/[.B401]" office:value-type="float" office:value="0.170854271356784" calcext:value-type="float">
            <text:p>0.170854271356784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egment_analysis.A1:segment_analysis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7T19:00:26.371215677</dc:date>
    <meta:editing-duration>PT12M55S</meta:editing-duration>
    <meta:editing-cycles>4</meta:editing-cycles>
    <meta:generator>LibreOffice/6.0.7.3$Linux_X86_64 LibreOffice_project/00m0$Build-3</meta:generator>
    <meta:document-statistic meta:table-count="1" meta:cell-count="1398" meta:object-count="0"/>
  </office:meta>
</office:document-meta>
</file>